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60000023BCD9BE506.png" manifest:media-type="image/png"/>
  <manifest:file-entry manifest:full-path="Pictures/10000001000002280000017A2B1175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08b" officeooo:paragraph-rsid="001510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n2" text:anchor-type="char" svg:x="0.086cm" svg:y="0.164cm" svg:width="13.284cm" svg:height="15.109cm" draw:z-index="1"><draw:image xlink:href="Pictures/10000001000001F60000023BCD9BE506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n1" text:anchor-type="char" svg:x="0.086cm" svg:y="13.439cm" svg:width="14.607cm" svg:height="10.001cm" draw:z-index="0"><draw:image xlink:href="Pictures/10000001000002280000017A2B1175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20:15:02.876207900</meta:creation-date>
    <dc:date>2025-10-24T20:21:02.491564200</dc:date>
    <meta:editing-duration>PT5M59S</meta:editing-duration>
    <meta:editing-cycles>1</meta:editing-cycles>
    <meta:document-statistic meta:table-count="0" meta:image-count="2" meta:object-count="0" meta:page-count="1" meta:paragraph-count="1" meta:word-count="1" meta:character-count="2" meta:non-whitespace-character-count="2"/>
    <meta:generator>LibreOffice/25.2.6.2$Windows_X86_64 LibreOffice_project/729c5bfe710f5eb71ed3bbde9e06a6065e9c6c5d</meta:generator>
  </office:meta>
</office:document-meta>
</file>